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cf06" officeooo:paragraph-rsid="0015a204"/>
    </style:style>
    <style:style style:name="P2" style:family="paragraph" style:parent-style-name="Standard">
      <style:text-properties officeooo:rsid="0017133b" officeooo:paragraph-rsid="0017133b"/>
    </style:style>
    <style:style style:name="P3" style:family="paragraph" style:parent-style-name="Standard">
      <style:text-properties officeooo:rsid="0018af1f" officeooo:paragraph-rsid="0018af1f"/>
    </style:style>
    <style:style style:name="P4" style:family="paragraph" style:parent-style-name="Standard">
      <style:text-properties officeooo:rsid="00191a6f" officeooo:paragraph-rsid="00191a6f"/>
    </style:style>
    <style:style style:name="P5" style:family="paragraph" style:parent-style-name="Standard">
      <style:text-properties officeooo:rsid="00171a9e" officeooo:paragraph-rsid="00171a9e"/>
    </style:style>
    <style:style style:name="P6" style:family="paragraph" style:parent-style-name="Standard">
      <style:text-properties officeooo:rsid="001ba8d6" officeooo:paragraph-rsid="001ba8d6"/>
    </style:style>
    <style:style style:name="P7" style:family="paragraph" style:parent-style-name="Standard">
      <style:text-properties officeooo:rsid="001d9aac" officeooo:paragraph-rsid="001d9aac"/>
    </style:style>
    <style:style style:name="P8" style:family="paragraph" style:parent-style-name="Standard">
      <style:text-properties officeooo:rsid="001ba8d6" officeooo:paragraph-rsid="0018af1f"/>
    </style:style>
    <style:style style:name="P9" style:family="paragraph" style:parent-style-name="Standard">
      <style:text-properties officeooo:rsid="001ba8d6" officeooo:paragraph-rsid="00171a9e"/>
    </style:style>
    <style:style style:name="P10" style:family="paragraph" style:parent-style-name="Standard">
      <style:text-properties officeooo:rsid="001ba8d6" officeooo:paragraph-rsid="001e1363"/>
    </style:style>
    <style:style style:name="P11" style:family="paragraph" style:parent-style-name="Standard">
      <style:text-properties officeooo:rsid="001c04c6" officeooo:paragraph-rsid="00212af5"/>
    </style:style>
    <style:style style:name="T1" style:family="text">
      <style:text-properties officeooo:rsid="00191a6f"/>
    </style:style>
    <style:style style:name="T2" style:family="text">
      <style:text-properties officeooo:rsid="001ad6e0"/>
    </style:style>
    <style:style style:name="T3" style:family="text">
      <style:text-properties officeooo:rsid="001e616f"/>
    </style:style>
    <style:style style:name="T4" style:family="text">
      <style:text-properties officeooo:rsid="001ffc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ponsibility Modelling Study <text:span text:style-name="T1">Post Interview</text:span></text:p>
      <text:p text:style-name="P1"/>
      <text:p text:style-name="P1"/>
      <text:p text:style-name="P3">&lt;Most of this is a semi-structured interview, with prompts&gt;</text:p>
      <text:p text:style-name="P3">&lt;But it includes a couple of (semi-)closed questions&gt;</text:p>
      <text:p text:style-name="P8"/>
      <text:p text:style-name="P10">A<text:span text:style-name="T1">sk the participant to describe their model. This gives an opportunity to check that they appear to understand the responsibility modelling notation and have used it correctly. Also, they might indicate problems or things they couldn't do at this stage. Be observant for syntactically invalid elements, or those that appear to stretch the meaning of any concepts.</text:span></text:p>
      <text:p text:style-name="P10"/>
      <text:p text:style-name="P3"/>
      <text:p text:style-name="P4">Then ask them to describe their experience of using<text:span text:style-name="T2"> responsibility modelling - initially let them talk freely. Then use specific probes:</text:span></text:p>
      <text:p text:style-name="P1"/>
      <text:p text:style-name="P2">What entities or relations of responsibility modelling did you find the easiest and hardest to understand? (Please explain briefly)</text:p>
      <text:p text:style-name="P2"/>
      <text:p text:style-name="P5">Were you able to use responsibility modelling to model all parts of the system that you wanted to? If not, please explain briefly.</text:p>
      <text:p text:style-name="P5"/>
      <text:p text:style-name="P7">Ask them a little bit about the toolkit, but don't focus too much on it.</text:p>
      <text:p text:style-name="P9"/>
      <text:p text:style-name="P6"/>
      <text:p text:style-name="P11"><text:span text:style-name="T3">We now have two descriptions of the system - one in the natural language definition statement, and another as a responsibility model. </text:span>Examine any differences between the two versions; again, we can explicitly ask the modeller if they recognise any differences.<text:span text:style-name="T4"> It is important to catch any misunderstandings or confusion about the definition statement, to separate potential responsibility modelling problems from problems with the definition stat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bie Simpson</meta:initial-creator>
    <meta:creation-date>2016-08-07T15:51:03.428545979</meta:creation-date>
    <dc:date>2016-08-18T16:16:39.482819652</dc:date>
    <dc:creator>Robbie Simpson</dc:creator>
    <meta:editing-duration>PT2H1M7S</meta:editing-duration>
    <meta:editing-cycles>14</meta:editing-cycles>
    <meta:generator>LibreOffice/4.4.4.3$Linux_X86_64 LibreOffice_project/40m0$Build-3</meta:generator>
    <meta:document-statistic meta:table-count="0" meta:image-count="0" meta:object-count="0" meta:page-count="1" meta:paragraph-count="9" meta:word-count="223" meta:character-count="1442" meta:non-whitespace-character-count="1228"/>
  </office:meta>
</office:document-meta>
</file>